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6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PESOS</text:p>
          </table:table-cell>
          <table:table-cell table:number-columns-repeated="6"/>
          <table:table-cell office:value-type="string" calcext:value-type="string">
            <text:p>TIEMPO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G completo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table:style-name="ce1" office:value-type="string" calcext:value-type="string">
            <text:p>B. Local 1-opt</text:p>
          </table:table-cell>
          <table:table-cell table:style-name="ce1" office:value-type="string" calcext:value-type="string">
            <text:p>B. Local 2opt</text:p>
          </table:table-cell>
          <table:table-cell table:style-name="ce1" office:value-type="string" calcext:value-type="string">
            <text:p>Grasp</text:p>
          </table:table-cell>
          <table:table-cell/>
          <table:table-cell table:style-name="ce1" office:value-type="string" calcext:value-type="string">
            <text:p>T-Goloso</text:p>
          </table:table-cell>
          <table:table-cell table:number-columns-repeated="2" table:style-name="ce1" office:value-type="string" calcext:value-type="string">
            <text:p>T- B.Local 1-opt</text:p>
          </table:table-cell>
          <table:table-cell table:style-name="ce1" office:value-type="string" calcext:value-type="string">
            <text:p>T-Grasp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2" table:style-name="ce1" office:value-type="float" office:value="143" calcext:value-type="float">
            <text:p>143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7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182" calcext:value-type="float">
            <text:p>18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7" calcext:value-type="float">
            <text:p>23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2" table:style-name="ce1" office:value-type="float" office:value="246" calcext:value-type="float">
            <text:p>246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20" calcext:value-type="float">
            <text:p>22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308" calcext:value-type="float">
            <text:p>308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308" calcext:value-type="float">
            <text:p>308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60" calcext:value-type="float">
            <text:p>36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0</text:p>
          </table:table-cell>
          <table:table-cell table:number-columns-repeated="2" table:style-name="ce1" office:value-type="float" office:value="442" calcext:value-type="float">
            <text:p>44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42" calcext:value-type="float">
            <text:p>44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09" calcext:value-type="float">
            <text:p>509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5" calcext:value-type="float">
            <text:p>695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605" calcext:value-type="float">
            <text:p>605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3" calcext:value-type="float">
            <text:p>62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2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797" calcext:value-type="float">
            <text:p>797</text:p>
          </table:table-cell>
          <table:table-cell table:style-name="ce2" office:value-type="float" office:value="675" calcext:value-type="float">
            <text:p>675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75" calcext:value-type="float">
            <text:p>67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55" calcext:value-type="float">
            <text:p>355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3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879" calcext:value-type="float">
            <text:p>879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86" calcext:value-type="float">
            <text:p>486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4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2" table:style-name="ce1" office:value-type="float" office:value="1000" calcext:value-type="float">
            <text:p>100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984" calcext:value-type="float">
            <text:p>984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632" calcext:value-type="float">
            <text:p>63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5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172" calcext:value-type="float">
            <text:p>1172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824" calcext:value-type="float">
            <text:p>824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6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1280" calcext:value-type="float">
            <text:p>1280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7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1556" calcext:value-type="float">
            <text:p>1556</text:p>
          </table:table-cell>
          <table:table-cell table:style-name="ce2" office:value-type="float" office:value="1380" calcext:value-type="float">
            <text:p>1380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380" calcext:value-type="float">
            <text:p>1380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8</text:p>
          </table:table-cell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1783" calcext:value-type="float">
            <text:p>1783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1826" calcext:value-type="float">
            <text:p>1826</text:p>
          </table:table-cell>
          <table:table-cell table:style-name="ce1" office:value-type="float" office:value="1781" calcext:value-type="float">
            <text:p>178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9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73" calcext:value-type="float">
            <text:p>1973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523" calcext:value-type="float">
            <text:p>1523</text:p>
          </table:table-cell>
          <table:table-cell table:style-name="ce1" office:value-type="float" office:value="1790" calcext:value-type="float">
            <text:p>179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0</text:p>
          </table:table-cell>
          <table:table-cell table:style-name="ce1" office:value-type="float" office:value="2106" calcext:value-type="float">
            <text:p>2106</text:p>
          </table:table-cell>
          <table:table-cell table:style-name="ce1" office:value-type="float" office:value="2158" calcext:value-type="float">
            <text:p>2158</text:p>
          </table:table-cell>
          <table:table-cell table:style-name="ce2" office:value-type="float" office:value="2106" calcext:value-type="float">
            <text:p>2106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2106" calcext:value-type="float">
            <text:p>2106</text:p>
          </table:table-cell>
          <table:table-cell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1</text:p>
          </table:table-cell>
          <table:table-cell table:style-name="ce1" office:value-type="float" office:value="2494" calcext:value-type="float">
            <text:p>2494</text:p>
          </table:table-cell>
          <table:table-cell table:style-name="ce1" office:value-type="float" office:value="2603" calcext:value-type="float">
            <text:p>2603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642" calcext:value-type="float">
            <text:p>2642</text:p>
          </table:table-cell>
          <table:table-cell table:style-name="ce1" office:value-type="float" office:value="2494" calcext:value-type="float">
            <text:p>2494</text:p>
          </table:table-cell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2</text:p>
          </table:table-cell>
          <table:table-cell table:style-name="ce1" office:value-type="float" office:value="2779" calcext:value-type="float">
            <text:p>2779</text:p>
          </table:table-cell>
          <table:table-cell table:style-name="ce1" office:value-type="float" office:value="3007" calcext:value-type="float">
            <text:p>3007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848" calcext:value-type="float">
            <text:p>2848</text:p>
          </table:table-cell>
          <table:table-cell table:style-name="ce1" office:value-type="float" office:value="2779" calcext:value-type="float">
            <text:p>2779</text:p>
          </table:table-cell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3" calcext:value-type="float">
            <text:p>43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30" calcext:value-type="float">
            <text:p>33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28" calcext:value-type="float">
            <text:p>228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19" calcext:value-type="float">
            <text:p>419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81" calcext:value-type="float">
            <text:p>181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462" calcext:value-type="float">
            <text:p>46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01" calcext:value-type="float">
            <text:p>501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327" calcext:value-type="float">
            <text:p>327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88" calcext:value-type="float">
            <text:p>58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416" calcext:value-type="float">
            <text:p>416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855" calcext:value-type="float">
            <text:p>855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4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56" calcext:value-type="float">
            <text:p>456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873" calcext:value-type="float">
            <text:p>87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90" calcext:value-type="float">
            <text:p>590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627" calcext:value-type="float">
            <text:p>627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650" calcext:value-type="float">
            <text:p>650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875" calcext:value-type="float">
            <text:p>875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9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1022" calcext:value-type="float">
            <text:p>1022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223" calcext:value-type="float">
            <text:p>1223</text:p>
          </table:table-cell>
          <table:table-cell table:number-columns-repeated="2" table:style-name="ce1" office:value-type="float" office:value="1187" calcext:value-type="float">
            <text:p>1187</text:p>
          </table:table-cell>
          <table:table-cell table:style-name="ce1" office:value-type="float" office:value="1071" calcext:value-type="float">
            <text:p>1071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1646" calcext:value-type="float">
            <text:p>1646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1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1376" calcext:value-type="float">
            <text:p>1376</text:p>
          </table:table-cell>
          <table:table-cell table:style-name="ce1" office:value-type="float" office:value="1344" calcext:value-type="float">
            <text:p>1344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79" calcext:value-type="float">
            <text:p>2079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2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3257" calcext:value-type="float">
            <text:p>325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7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93" calcext:value-type="float">
            <text:p>29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6" calcext:value-type="float">
            <text:p>326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842" calcext:value-type="float">
            <text:p>84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40" calcext:value-type="float">
            <text:p>140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33" calcext:value-type="float">
            <text:p>53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30" calcext:value-type="float">
            <text:p>230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588" calcext:value-type="float">
            <text:p>588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19" calcext:value-type="float">
            <text:p>219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99" calcext:value-type="float">
            <text:p>299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6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22" calcext:value-type="float">
            <text:p>322</text:p>
          </table:table-cell>
          <table:table-cell/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N =1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400" calcext:value-type="float">
            <text:p>40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06" calcext:value-type="float">
            <text:p>406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86" calcext:value-type="float">
            <text:p>486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580" calcext:value-type="float">
            <text:p>580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1864" calcext:value-type="float">
            <text:p>1864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2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669" calcext:value-type="float">
            <text:p>669</text:p>
          </table:table-cell>
          <table:table-cell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21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806" calcext:value-type="float">
            <text:p>806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2187" calcext:value-type="float">
            <text:p>2187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table:number-columns-repeated="6"/>
          <table:table-cell/>
          <table:table-cell table:style-name="ce1"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G malo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table:style-name="ce1" office:value-type="string" calcext:value-type="string">
            <text:p>B. Local 1-opt</text:p>
          </table:table-cell>
          <table:table-cell table:style-name="ce1" office:value-type="string" calcext:value-type="string">
            <text:p>B. Local 2-opt</text:p>
          </table:table-cell>
          <table:table-cell table:style-name="ce1" office:value-type="string" calcext:value-type="string">
            <text:p>Grasp</text:p>
          </table:table-cell>
          <table:table-cell/>
          <table:table-cell table:style-name="ce1" office:value-type="string" calcext:value-type="string">
            <text:p>T-Goloso</text:p>
          </table:table-cell>
          <table:table-cell table:number-columns-repeated="2" table:style-name="ce1" office:value-type="string" calcext:value-type="string">
            <text:p>T- B.Local 1-opt</text:p>
          </table:table-cell>
          <table:table-cell table:style-name="ce1" office:value-type="string" calcext:value-type="string">
            <text:p>T-Grasp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67" calcext:value-type="float">
            <text:p>26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9" calcext:value-type="float">
            <text:p>369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42" calcext:value-type="float">
            <text:p>34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65" calcext:value-type="float">
            <text:p>465</text:p>
          </table:table-cell>
          <table:table-cell table:number-columns-repeated="2" table:style-name="ce1" office:value-type="float" office:value="415" calcext:value-type="float">
            <text:p>415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466" calcext:value-type="float">
            <text:p>466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477" calcext:value-type="float">
            <text:p>47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565" calcext:value-type="float">
            <text:p>56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70" calcext:value-type="float">
            <text:p>57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523" calcext:value-type="float">
            <text:p>1523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89" calcext:value-type="float">
            <text:p>58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445" calcext:value-type="float">
            <text:p>44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98" calcext:value-type="float">
            <text:p>59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2 <text:s/>N =2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98" calcext:value-type="float">
            <text:p>59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5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103" calcext:value-type="float">
            <text:p>1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61" calcext:value-type="float">
            <text:p>161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69" calcext:value-type="float">
            <text:p>16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3" calcext:value-type="float">
            <text:p>183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92" calcext:value-type="float">
            <text:p>192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17" calcext:value-type="float">
            <text:p>21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28" calcext:value-type="float">
            <text:p>22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71" calcext:value-type="float">
            <text:p>271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7" calcext:value-type="float">
            <text:p>26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0" calcext:value-type="float">
            <text:p>29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0" calcext:value-type="float">
            <text:p>29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02" calcext:value-type="float">
            <text:p>302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341" calcext:value-type="float">
            <text:p>34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17" calcext:value-type="float">
            <text:p>31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58" calcext:value-type="float">
            <text:p>35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21" calcext:value-type="float">
            <text:p>321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381" calcext:value-type="float">
            <text:p>3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39" calcext:value-type="float">
            <text:p>33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66" calcext:value-type="float">
            <text:p>366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79" calcext:value-type="float">
            <text:p>2079</text:p>
          </table:table-cell>
          <table:table-cell table:style-name="ce1" office:value-type="float" office:value="449" calcext:value-type="float">
            <text:p>44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3 <text:s/>N =2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70" calcext:value-type="float">
            <text:p>37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457" calcext:value-type="float">
            <text:p>45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5</text:p>
          </table:table-cell>
          <table:table-cell table:number-columns-repeated="5" table:style-name="ce1" office:value-type="float" office:value="64" calcext:value-type="float">
            <text:p>6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6</text:p>
          </table:table-cell>
          <table:table-cell table:number-columns-repeated="5" table:style-name="ce1" office:value-type="float" office:value="88" calcext:value-type="float">
            <text:p>88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14" calcext:value-type="float">
            <text:p>114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17" calcext:value-type="float">
            <text:p>11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25" calcext:value-type="float">
            <text:p>125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34" calcext:value-type="float">
            <text:p>134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59" calcext:value-type="float">
            <text:p>15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70" calcext:value-type="float">
            <text:p>17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9" calcext:value-type="float">
            <text:p>18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9" calcext:value-type="float">
            <text:p>189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04" calcext:value-type="float">
            <text:p>204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17" calcext:value-type="float">
            <text:p>31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08" calcext:value-type="float">
            <text:p>20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22" calcext:value-type="float">
            <text:p>32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26" calcext:value-type="float">
            <text:p>226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357" calcext:value-type="float">
            <text:p>35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667" calcext:value-type="float">
            <text:p>66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57" calcext:value-type="float">
            <text:p>257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3" calcext:value-type="float">
            <text:p>83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8" calcext:value-type="float">
            <text:p>29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K = 4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48" calcext:value-type="float">
            <text:p>348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table:number-columns-repeated="4"/>
          <table:table-cell table:number-columns-repeated="2"/>
        </table:table-row>
        <table:table-row table:style-name="ro1" table:number-rows-repeated="1048458">
          <table:table-cell table:number-columns-repeated="14"/>
        </table:table-row>
        <table:table-row table:style-name="ro2">
          <table:table-cell table:number-columns-repeated="13"/>
          <table:table-cell table:style-name="ce1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5:07:23.1068386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wer </meta:initial-creator>
    <meta:creation-date>2014-12-18T20:48:51</meta:creation-date>
    <dc:date>2014-12-19T16:07:19.314604680</dc:date>
    <meta:editing-duration>PT6M4S</meta:editing-duration>
    <meta:editing-cycles>3</meta:editing-cycles>
    <meta:generator>LibreOffice/4.2.7.2$Linux_x86 LibreOffice_project/420m0$Build-2</meta:generator>
    <meta:document-statistic meta:table-count="3" meta:cell-count="1082" meta:object-count="0"/>
  </office:meta>
</office:document-meta>
</file>